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Default" office:value-type="string" calcext:value-type="string">
            <text:p>Tanggal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/02/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/03/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/04/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3/05/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3/06/20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3/07/20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3/08/20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3/09/20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3/10/20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3/11/202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3/12/202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3/13/202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3/14/202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3/15/2020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3/16/2020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3/17/2020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3/18/2020</text:p>
          </table:table-cell>
          <table:table-cell office:value-type="float" office:value="227" calcext:value-type="float">
            <text:p>22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3/19/2020</text:p>
          </table:table-cell>
          <table:table-cell office:value-type="float" office:value="311" calcext:value-type="float">
            <text:p>31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3/20/2020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3/21/2020</text:p>
          </table:table-cell>
          <table:table-cell office:value-type="float" office:value="450" calcext:value-type="float">
            <text:p>45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3/22/2020</text:p>
          </table:table-cell>
          <table:table-cell office:value-type="float" office:value="514" calcext:value-type="float">
            <text:p>51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3/23/2020</text:p>
          </table:table-cell>
          <table:table-cell office:value-type="float" office:value="579" calcext:value-type="float">
            <text:p>579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21:28:40.535141080</meta:creation-date>
    <dc:date>2020-03-26T21:30:33.647047272</dc:date>
    <meta:editing-duration>PT1M53S</meta:editing-duration>
    <meta:editing-cycles>1</meta:editing-cycles>
    <meta:generator>LibreOffice/6.0.7.3$Linux_X86_64 LibreOffice_project/00m0$Build-3</meta:generator>
    <meta:document-statistic meta:table-count="1" meta:cell-count="115" meta:object-count="0"/>
  </office:meta>
</office:document-meta>
</file>